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97555555555556cm"/>
    </style:style>
    <style:style style:name="co2" style:family="table-column">
      <style:table-column-properties fo:break-before="auto" style:column-width="9.70138888888889cm"/>
    </style:style>
    <style:style style:name="co3" style:family="table-column">
      <style:table-column-properties fo:break-before="auto" style:column-width="10.6186111111111cm" style:use-optimal-column-width="true"/>
    </style:style>
    <style:style style:name="co4" style:family="table-column">
      <style:table-column-properties fo:break-before="auto" style:column-width="3.47486111111111cm"/>
    </style:style>
    <style:style style:name="co5" style:family="table-column">
      <style:table-column-properties fo:break-before="auto" style:column-width="5.52097222222222cm" style:use-optimal-column-width="true"/>
    </style:style>
    <style:style style:name="co6" style:family="table-column">
      <style:table-column-properties fo:break-before="auto" style:column-width="4.25097222222222cm" style:use-optimal-column-width="true"/>
    </style:style>
    <style:style style:name="co7" style:family="table-column">
      <style:table-column-properties fo:break-before="auto" style:column-width="1.5875cm"/>
    </style:style>
    <style:style style:name="co8" style:family="table-column">
      <style:table-column-properties fo:break-before="auto" style:column-width="2.91041666666667cm"/>
    </style:style>
    <style:style style:name="co9" style:family="table-column">
      <style:table-column-properties fo:break-before="auto" style:column-width="18.7854166666667cm" style:use-optimal-column-width="true"/>
    </style:style>
    <style:style style:name="co10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ort-circuit-limi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1">
            <text:p>Designator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Manufacturer</text:p>
          </table:table-cell>
          <table:table-cell office:value-type="string" table:style-name="ce1">
            <text:p>Part Number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Unit Cost (SGD)</text:p>
          </table:table-cell>
          <table:table-cell office:value-type="string" table:style-name="ce1">
            <text:p>Total Unit Cost</text:p>
          </table:table-cell>
          <table:table-cell office:value-type="string" table:style-name="ce1">
            <text:p>Source webpag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Z1</text:p>
          </table:table-cell>
          <table:table-cell office:value-type="string" table:style-name="ce1">
            <text:p>Piezo Buzzer Continuous Ton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-24VD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float" office:value="5.5" table:style-name="ce1">
            <text:p>5.5</text:p>
          </table:table-cell>
          <table:table-cell office:value-type="float" office:value="5.5" table:formula="of:=[.G2]*[.H2]" table:style-name="ce1">
            <text:p>5.5</text:p>
          </table:table-cell>
          <table:table-cell office:value-type="string" table:style-name="ce2">
            <text:p><text:a xlink:href="https://www.sgbotic.com/index.php?dispatch=products.view&amp;product_id=1926">https://www.sgbotic.com/index.php?dispatch=products.view&amp;product_id=1926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Aluminium Electrolytic Capacitor</text:p>
          </table:table-cell>
          <table:table-cell office:value-type="string" table:style-name="ce1">
            <text:p>CP_Radial_D5.0mm_P2.50mm</text:p>
          </table:table-cell>
          <table:table-cell office:value-type="string" table:style-name="ce1">
            <text:p>10uF</text:p>
          </table:table-cell>
          <table:table-cell office:value-type="string" table:style-name="ce1">
            <text:p>Nichicon</text:p>
          </table:table-cell>
          <table:table-cell office:value-type="string" table:style-name="ce1">
            <text:p>UKL1H100KDDANATD</text:p>
          </table:table-cell>
          <table:table-cell office:value-type="float" office:value="1" table:style-name="ce1">
            <text:p>1</text:p>
          </table:table-cell>
          <table:table-cell office:value-type="float" office:value="0.69599999999999995" table:style-name="ce1">
            <text:p>0.696</text:p>
          </table:table-cell>
          <table:table-cell office:value-type="float" office:value="0.69599999999999995" table:formula="of:=[.G3]*[.H3]" table:style-name="ce1">
            <text:p>0.696</text:p>
          </table:table-cell>
          <table:table-cell office:value-type="string" table:style-name="ce2">
            <text:p><text:a xlink:href="http://sg.element14.com/nichicon/ukl1h100kddanatd/aluminum-electrolytic-capacitor/dp/1823696?ost=1823696">http://sg.element14.com/nichicon/ukl1h100kddanatd/aluminum-electrolytic-capacitor/dp/1823696?ost=1823696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CU1</text:p>
          </table:table-cell>
          <table:table-cell office:value-type="string" table:style-name="ce1">
            <text:p>Industruino with AT90USB12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dustruino</text:p>
          </table:table-cell>
          <table:table-cell office:value-type="string" table:style-name="ce1">
            <text:p>Proto-1286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00" table:formula="of:=[.G4]*[.H4]" table:style-name="ce1">
            <text:p>100</text:p>
          </table:table-cell>
          <table:table-cell office:value-type="string" table:style-name="ce2">
            <text:p><text:a xlink:href="https://industruino.com/shop/product/industruino-proto-kit-8">https://industruino.com/shop/product/industruino-proto-kit-8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</text:p>
          </table:table-cell>
          <table:table-cell office:value-type="string" table:style-name="ce1">
            <text:p>1 Gang Unswitched Electrical Socke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3A</text:p>
          </table:table-cell>
          <table:table-cell office:value-type="string" table:style-name="ce1">
            <text:p>ABB</text:p>
          </table:table-cell>
          <table:table-cell office:value-type="string" table:style-name="ce1">
            <text:p>M1363-L</text:p>
          </table:table-cell>
          <table:table-cell office:value-type="float" office:value="1" table:style-name="ce1">
            <text:p>1</text:p>
          </table:table-cell>
          <table:table-cell office:value-type="float" office:value="39.53" table:style-name="ce1">
            <text:p>39.53</text:p>
          </table:table-cell>
          <table:table-cell office:value-type="float" office:value="39.53" table:formula="of:=[.G5]*[.H5]" table:style-name="ce1">
            <text:p>39.53</text:p>
          </table:table-cell>
          <table:table-cell office:value-type="string" table:style-name="ce2">
            <text:p><text:a xlink:href="http://sg.rs-online.com/web/p/miscellaneous/8294584/">http://sg.rs-online.com/web/p/miscellaneous/8294584/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1</text:p>
          </table:table-cell>
          <table:table-cell office:value-type="string" table:style-name="ce1">
            <text:p>Metal Film Resistor</text:p>
          </table:table-cell>
          <table:table-cell office:value-type="string" table:style-name="ce1">
            <text:p>R_Axial_DIN0207_L6.3mm_D2.5mm_P10.16mm_Horizontal</text:p>
          </table:table-cell>
          <table:table-cell office:value-type="string" table:style-name="ce1">
            <text:p>4.7K</text:p>
          </table:table-cell>
          <table:table-cell office:value-type="string" table:style-name="ce1">
            <text:p>Multicomp</text:p>
          </table:table-cell>
          <table:table-cell office:value-type="string" table:style-name="ce1">
            <text:p>MF25 4K7</text:p>
          </table:table-cell>
          <table:table-cell office:value-type="float" office:value="1" table:style-name="ce1">
            <text:p>1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5000000000000003E-2" table:formula="of:=[.G6]*[.H6]" table:style-name="ce1">
            <text:p>0.035</text:p>
          </table:table-cell>
          <table:table-cell office:value-type="string" table:style-name="ce2">
            <text:p><text:a xlink:href="http://sg.element14.com/multicomp/mf25-4k7/resistor-4-7k-0-25w-1/dp/9341951">http://sg.element14.com/multicomp/mf25-4k7/resistor-4-7k-0-25w-1/dp/9341951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2,R3</text:p>
          </table:table-cell>
          <table:table-cell office:value-type="string" table:style-name="ce1">
            <text:p>Metal Film Resistor</text:p>
          </table:table-cell>
          <table:table-cell office:value-type="string" table:style-name="ce1">
            <text:p>R_Axial_DIN0207_L6.3mm_D2.5mm_P10.16mm_Horizontal</text:p>
          </table:table-cell>
          <table:table-cell office:value-type="string" table:style-name="ce1">
            <text:p>470K</text:p>
          </table:table-cell>
          <table:table-cell office:value-type="string" table:style-name="ce1">
            <text:p>Multicomp</text:p>
          </table:table-cell>
          <table:table-cell office:value-type="string" table:style-name="ce1">
            <text:p>MCMF0W4FF4703A50</text:p>
          </table:table-cell>
          <table:table-cell office:value-type="float" office:value="2" table:style-name="ce1">
            <text:p>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4000000000000002E-2" table:formula="of:=[.G7]*[.H7]" table:style-name="ce1">
            <text:p>0.034</text:p>
          </table:table-cell>
          <table:table-cell office:value-type="string" table:style-name="ce2">
            <text:p><text:a xlink:href="http://sg.element14.com/multicomp/mcmf0w4ff4703a50/metal-film-resistor-470kohm-250mw/dp/1126990">http://sg.element14.com/multicomp/mcmf0w4ff4703a50/metal-film-resistor-470kohm-250mw/dp/1126990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4</text:p>
          </table:table-cell>
          <table:table-cell office:value-type="string" table:style-name="ce1">
            <text:p>Metal Film Resistor</text:p>
          </table:table-cell>
          <table:table-cell office:value-type="string" table:style-name="ce1">
            <text:p>R_Axial_DIN0207_L6.3mm_D2.5mm_P10.16mm_Horizontal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Multicomp</text:p>
          </table:table-cell>
          <table:table-cell office:value-type="string" table:style-name="ce1">
            <text:p>MF25 33R</text:p>
          </table:table-cell>
          <table:table-cell office:value-type="float" office:value="1" table:style-name="ce1">
            <text:p>1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3.5999999999999997E-2" table:formula="of:=[.G8]*[.H8]" table:style-name="ce1">
            <text:p>0.036</text:p>
          </table:table-cell>
          <table:table-cell office:value-type="string" table:style-name="ce2">
            <text:p><text:a xlink:href="http://sg.element14.com/multicomp/mf25-33r/resistor-0-25w-1-33r/dp/9341773">http://sg.element14.com/multicomp/mf25-33r/resistor-0-25w-1-33r/dp/9341773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1">
            <text:p>Wirewound Resisto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ohm 225W</text:p>
          </table:table-cell>
          <table:table-cell office:value-type="string" table:style-name="ce1">
            <text:p>Multicomp</text:p>
          </table:table-cell>
          <table:table-cell office:value-type="string" table:style-name="ce1">
            <text:p>MC14641</text:p>
          </table:table-cell>
          <table:table-cell office:value-type="float" office:value="1" table:style-name="ce1">
            <text:p>1</text:p>
          </table:table-cell>
          <table:table-cell office:value-type="float" office:value="42.34" table:style-name="ce1">
            <text:p>42.34</text:p>
          </table:table-cell>
          <table:table-cell office:value-type="float" office:value="42.34" table:formula="of:=[.G9]*[.H9]" table:style-name="ce1">
            <text:p>42.34</text:p>
          </table:table-cell>
          <table:table-cell office:value-type="string" table:style-name="ce2">
            <text:p><text:a xlink:href="http://sg.element14.com/multicomp/mc14641/wirewound-resistor-10-ohm-225w/dp/9456678">http://sg.element14.com/multicomp/mc14641/wirewound-resistor-10-ohm-225w/dp/9456678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W1,SW2</text:p>
          </table:table-cell>
          <table:table-cell office:value-type="string" table:style-name="ce1">
            <text:p>DIN Rail Non Fused Isolator Switch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0A</text:p>
          </table:table-cell>
          <table:table-cell office:value-type="string" table:style-name="ce1">
            <text:p>Schneider Electric</text:p>
          </table:table-cell>
          <table:table-cell office:value-type="string" table:style-name="ce1">
            <text:p>A9S60220</text:p>
          </table:table-cell>
          <table:table-cell office:value-type="float" office:value="2" table:style-name="ce1">
            <text:p>2</text:p>
          </table:table-cell>
          <table:table-cell office:value-type="float" office:value="17.3" table:style-name="ce1">
            <text:p>17.3</text:p>
          </table:table-cell>
          <table:table-cell office:value-type="float" office:value="34.6" table:formula="of:=[.G10]*[.H10]" table:style-name="ce1">
            <text:p>34.6</text:p>
          </table:table-cell>
          <table:table-cell office:value-type="string" table:style-name="ce2">
            <text:p><text:a xlink:href="https://sg.rs-online.com/web/p/non-fused-switch-disconnectors/7907434/">https://sg.rs-online.com/web/p/non-fused-switch-disconnectors/7907434/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1</text:p>
          </table:table-cell>
          <table:table-cell office:value-type="string" table:style-name="ce1">
            <text:p>Din rail Power Suppl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5V, 0.86A</text:p>
          </table:table-cell>
          <table:table-cell office:value-type="string" table:style-name="ce1">
            <text:p>Leyu</text:p>
          </table:table-cell>
          <table:table-cell office:value-type="string" table:style-name="ce1">
            <text:p>DR-15W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0" table:formula="of:=[.G11]*[.H11]" table:style-name="ce1">
            <text:p>20</text:p>
          </table:table-cell>
          <table:table-cell office:value-type="string" table:style-name="ce2">
            <text:p><text:a xlink:href="https://www.aliexpress.com/item/15W-Single-Output-Industrial-DIN-Rail-Power-Supply/1694729448.html">https://www.aliexpress.com/item/15W-Single-Output-Industrial-DIN-Rail-Power-Supply/1694729448.html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1">
            <text:p>Temperature Sensor IC</text:p>
          </table:table-cell>
          <table:table-cell office:value-type="string" table:style-name="ce1">
            <text:p>TO-92_Inline_Narrow_Ov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xim</text:p>
          </table:table-cell>
          <table:table-cell office:value-type="string" table:style-name="ce1">
            <text:p>DS18B20+T&amp;R</text:p>
          </table:table-cell>
          <table:table-cell office:value-type="float" office:value="1" table:style-name="ce1">
            <text:p>1</text:p>
          </table:table-cell>
          <table:table-cell office:value-type="float" office:value="7.22" table:style-name="ce1">
            <text:p>7.22</text:p>
          </table:table-cell>
          <table:table-cell office:value-type="float" office:value="7.22" table:formula="of:=[.G12]*[.H12]" table:style-name="ce1">
            <text:p>7.22</text:p>
          </table:table-cell>
          <table:table-cell office:value-type="string" table:style-name="ce2">
            <text:p><text:a xlink:href="http://sg.element14.com/maxim-integrated-products/ds18b20-t-r/temperature-sensor-0-5deg-c-to/dp/2515605">http://sg.element14.com/maxim-integrated-products/ds18b20-t-r/temperature-sensor-0-5deg-c-to/dp/2515605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2,U3</text:p>
          </table:table-cell>
          <table:table-cell office:value-type="string" table:style-name="ce1">
            <text:p>Solid State Rela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4-280VAC, 50A</text:p>
          </table:table-cell>
          <table:table-cell office:value-type="string" table:style-name="ce1">
            <text:p>Crydom</text:p>
          </table:table-cell>
          <table:table-cell office:value-type="string" table:style-name="ce1">
            <text:p>CWD2450H</text:p>
          </table:table-cell>
          <table:table-cell office:value-type="float" office:value="2" table:style-name="ce1">
            <text:p>2</text:p>
          </table:table-cell>
          <table:table-cell office:value-type="float" office:value="57.5" table:style-name="ce1">
            <text:p>57.5</text:p>
          </table:table-cell>
          <table:table-cell office:value-type="float" office:value="115" table:formula="of:=[.G13]*[.H13]" table:style-name="ce1">
            <text:p>115</text:p>
          </table:table-cell>
          <table:table-cell office:value-type="string" table:style-name="ce2">
            <text:p><text:a xlink:href="http://sg.element14.com/crydom/cwd2450h/ssr-24-280vac-50a-panel/dp/2507806">http://sg.element14.com/crydom/cwd2450h/ssr-24-280vac-50a-panel/dp/2507806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4</text:p>
          </table:table-cell>
          <table:table-cell office:value-type="string" table:style-name="ce1">
            <text:p>General Purpose Relays 300 Power Relay DPD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0A</text:p>
          </table:table-cell>
          <table:table-cell office:value-type="string" table:style-name="ce1">
            <text:p>Magnecraft / Schneider Electric</text:p>
          </table:table-cell>
          <table:table-cell office:value-type="string" table:style-name="ce1">
            <text:p>300XBXC1-240A</text:p>
          </table:table-cell>
          <table:table-cell office:value-type="float" office:value="1" table:style-name="ce1">
            <text:p>1</text:p>
          </table:table-cell>
          <table:table-cell office:value-type="float" office:value="51.54" table:style-name="ce1">
            <text:p>51.54</text:p>
          </table:table-cell>
          <table:table-cell office:value-type="float" office:value="51.54" table:formula="of:=[.G14]*[.H14]" table:style-name="ce1">
            <text:p>51.54</text:p>
          </table:table-cell>
          <table:table-cell office:value-type="string" table:style-name="ce2">
            <text:p><text:a xlink:href="http://www.mouser.sg/search/ProductDetail.aspx?R=0virtualkey0virtualkey300XBXC1-240A">http://www.mouser.sg/search/ProductDetail.aspx?R=0virtualkey0virtualkey300XBXC1-240A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Split Core Current Transform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A/50mA</text:p>
          </table:table-cell>
          <table:table-cell office:value-type="string" table:style-name="ce1">
            <text:p>YHDC</text:p>
          </table:table-cell>
          <table:table-cell office:value-type="string" table:style-name="ce1">
            <text:p>SCT-013-00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0" table:formula="of:=[.G15]*[.H15]" table:style-name="ce1">
            <text:p>20</text:p>
          </table:table-cell>
          <table:table-cell office:value-type="string" table:style-name="ce3">
            <text:p><text:a xlink:href="https://www.elecrow.com/noninvasive-ac-current-sensor100a-p-823.html">https://www.elecrow.com/noninvasive-ac-current-sensor100a-p-823.html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Phone Audio Connector</text:p>
          </table:table-cell>
          <table:table-cell office:value-type="string" table:style-name="ce1">
            <text:p>3.5m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o Signal</text:p>
          </table:table-cell>
          <table:table-cell office:value-type="string" table:style-name="ce1">
            <text:p>MJ-2135</text:p>
          </table:table-cell>
          <table:table-cell office:value-type="float" office:value="1" table:style-name="ce1">
            <text:p>1</text:p>
          </table:table-cell>
          <table:table-cell office:value-type="float" office:value="0.85399999999999998" table:style-name="ce1">
            <text:p>0.854</text:p>
          </table:table-cell>
          <table:table-cell office:value-type="float" office:value="0.85399999999999998" table:formula="of:=[.G16]*[.H16]" table:style-name="ce1">
            <text:p>0.854</text:p>
          </table:table-cell>
          <table:table-cell office:value-type="string" table:style-name="ce2">
            <text:p><text:a xlink:href="http://sg.element14.com/pro-signal/mj-2135/connector-rca-jack-3-5mm-tht-4way/dp/1267377">http://sg.element14.com/pro-signal/mj-2135/connector-rca-jack-3-5mm-tht-4way/dp/1267377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Plastic Distribution Box</text:p>
          </table:table-cell>
          <table:table-cell office:value-type="string" table:style-name="ce1">
            <text:p>14-18 way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Zhejiang Tongzheng Electric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26" table:formula="of:=[.G17]*[.H17]" table:style-name="ce1">
            <text:p>26</text:p>
          </table:table-cell>
          <table:table-cell office:value-type="string" table:style-name="ce2">
            <text:p><text:a xlink:href="https://www.aliexpress.com/item/14-18-ways-Plastic-distribution-box-for-circuit-breaker-indoor-on-the-wall/32321092307.html">https://www.aliexpress.com/item/14-18-ways-Plastic-distribution-box-for-circuit-breaker-indoor-on-the-wall/32321092307.html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SSR 35MM DIN rail fixed solid state relay clip clam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hande Electric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0" table:formula="of:=[.G18]*[.H18]" table:style-name="ce1">
            <text:p>10</text:p>
          </table:table-cell>
          <table:table-cell office:value-type="string" table:style-name="ce2">
            <text:p><text:a xlink:href="https://www.aliexpress.com/item/single-phase-SSR-35MM-DIN-rail-fixed-solid-state-relay-clip-clamp/32382241531.html">https://www.aliexpress.com/item/single-phase-SSR-35MM-DIN-rail-fixed-solid-state-relay-clip-clamp/32382241531.html</text:a>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Subtotal</text:p>
          </table:table-cell>
          <table:table-cell office:value-type="float" office:value="473.38499999999999" table:formula="of:=SUM([.I2:.I18])" table:style-name="ce1">
            <text:p>473.385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GST</text:p>
          </table:table-cell>
          <table:table-cell office:value-type="float" office:value="33.136950000000006" table:formula="of:=[.I21]*0.07" table:style-name="ce1">
            <text:p>33.13695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Total (SGD)</text:p>
          </table:table-cell>
          <table:table-cell office:value-type="float" office:value="506.52195" table:formula="of:=[.I21]+[.I22]" table:style-name="ce1">
            <text:p>506.52195</text:p>
          </table:table-cell>
          <table:table-cell table:number-columns-repeated="16375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>
      <number:currency-symbol>$</number:currency-symbol>
      <number:number number:decimal-places="2" number:min-integer-digits="1" number:grouping="true"/>
    </number:currency-style>
    <number:currency-style style:name="N3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29</meta:generator>
    <dc:creator>Yeo Kheng Meng</dc:creator>
    <dc:date>2017-07-23T09:57:06Z</dc:date>
    <meta:editing-cycles>2</meta:editing-cycles>
    <meta:editing-duration>PT982S</meta:editing-duration>
  </office:meta>
</office:document-meta>
</file>